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FinalExam</text:p>
          </table:table-cell>
          <table:table-cell office:value-type="string" calcext:value-type="string">
            <text:p>LabExer</text:p>
          </table:table-cell>
          <table:table-cell office:value-type="string" calcext:value-type="string">
            <text:p>RawGrade</text:p>
          </table:table-cell>
          <table:table-cell office:value-type="string" calcext:value-type="string">
            <text:p>WithCurv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4"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table:formula="of:=23/33" office:value-type="float" office:value="0.696969696969697" calcext:value-type="float">
            <text:p>0.696969696969697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4/20" office:value-type="float" office:value="0.7" calcext:value-type="float">
            <text:p>0.7</text:p>
          </table:table-cell>
          <table:table-cell table:formula="of:=6/10" office:value-type="float" office:value="0.6" calcext:value-type="float">
            <text:p>0.6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2]+0.18*[.P2]+0.18*[.S2]+([.H2]+[.J2]+[.L2]+[.N2]+[.O2])/5*0.3+0.18*[.Q2]" office:value-type="float" office:value="0.859897546897547" calcext:value-type="float">
            <text:p>0.859897546897547</text:p>
          </table:table-cell>
          <table:table-cell table:formula="of:=[.T2]+0.03" office:value-type="float" office:value="0.889897546897547" calcext:value-type="float">
            <text:p>0.889897546897547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3]+0.18*[.P3]+0.18*[.S3]+([.H3]+[.J3]+[.L3]+[.N3]+[.O3])/5*0.3+0.18*[.Q3]" office:value-type="float" office:value="0.923868927368927" calcext:value-type="float">
            <text:p>0.923868927368927</text:p>
          </table:table-cell>
          <table:table-cell table:formula="of:=[.T3]+0.03" office:value-type="float" office:value="0.953868927368927" calcext:value-type="float">
            <text:p>0.9538689273689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/27" office:value-type="float" office:value="0.851851851851852" calcext:value-type="float">
            <text:p>0.851851851851852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0.15*[.M4]+0.15*[.P4]+0.15*[.S4]+([.H4]+[.J4]+[.L4]+[.N4]+[.O4])/5*0.25+0.15*[.Q4]+0.15*[.R4]" office:value-type="float" office:value="0.806706349206349" calcext:value-type="float">
            <text:p>0.806706349206349</text:p>
          </table:table-cell>
          <table:table-cell table:formula="of:=[.T4]+0.03" office:value-type="float" office:value="0.836706349206349" calcext:value-type="float">
            <text:p>0.8367063492063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7/20" office:value-type="float" office:value="0.85" calcext:value-type="float">
            <text:p>0.85</text:p>
          </table:table-cell>
          <table:table-cell table:formula="of:=7/10" office:value-type="float" office:value="0.7" calcext:value-type="float">
            <text:p>0.7</text:p>
          </table:table-cell>
          <table:table-cell table:formula="of:=7/1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5]+0.18*[.P5]+0.18*[.S5]+([.H5]+[.J5]+[.L5]+[.N5]+[.O5])/5*0.3+0.18*[.Q5]" office:value-type="float" office:value="0.889094276094276" calcext:value-type="float">
            <text:p>0.889094276094276</text:p>
          </table:table-cell>
          <table:table-cell table:formula="of:=[.T5]+0.03" office:value-type="float" office:value="0.919094276094276" calcext:value-type="float">
            <text:p>0.919094276094276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19.5/27" office:value-type="float" office:value="0.722222222222222" calcext:value-type="float">
            <text:p>0.722222222222222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0.15*[.M6]+0.15*[.P6]+0.15*[.S6]+([.H6]+[.J6]+[.L6]+[.N6]+[.O6])/5*0.25+0.15*[.Q6]+0.15*[.R6]" office:value-type="float" office:value="0.778333333333333" calcext:value-type="float">
            <text:p>0.778333333333333</text:p>
          </table:table-cell>
          <table:table-cell table:formula="of:=[.T6]+0.03" office:value-type="float" office:value="0.808333333333333" calcext:value-type="float">
            <text:p>0.808333333333333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7]+0.18*[.P7]+0.18*[.S7]+([.H7]+[.J7]+[.L7]+[.N7]+[.O7])/5*0.3+0.18*[.Q7]" office:value-type="float" office:value="0.926845598845599" calcext:value-type="float">
            <text:p>0.926845598845599</text:p>
          </table:table-cell>
          <table:table-cell table:formula="of:=[.T7]+0.03" office:value-type="float" office:value="0.956845598845599" calcext:value-type="float">
            <text:p>0.95684559884559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0.15*[.M8]+0.15*[.P8]+0.15*[.S8]+([.H8]+[.J8]+[.L8]+[.N8]+[.O8])/5*0.25+0.15*[.Q8]+0.15*[.R8]" office:value-type="float" office:value="0.808968253968254" calcext:value-type="float">
            <text:p>0.808968253968254</text:p>
          </table:table-cell>
          <table:table-cell table:formula="of:=[.T8]+0.03" office:value-type="float" office:value="0.838968253968254" calcext:value-type="float">
            <text:p>0.83896825396825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9]+0.18*[.P9]+0.18*[.S9]+([.H9]+[.J9]+[.L9]+[.N9]+[.O9])/5*0.3+0.18*[.Q9]" office:value-type="float" office:value="0.950385762385762" calcext:value-type="float">
            <text:p>0.950385762385762</text:p>
          </table:table-cell>
          <table:table-cell table:formula="of:=[.T9]+0.03" office:value-type="float" office:value="0.980385762385762" calcext:value-type="float">
            <text:p>0.98038576238576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2857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0]+0.18*[.P10]+0.18*[.S10]+([.H10]+[.J10]+[.L10]+[.N10]+[.O10])/5*0.3+0.18*[.Q10]" office:value-type="float" office:value="0.845454064454064" calcext:value-type="float">
            <text:p>0.845454064454064</text:p>
          </table:table-cell>
          <table:table-cell table:formula="of:=[.T10]+0.03" office:value-type="float" office:value="0.875454064454064" calcext:value-type="float">
            <text:p>0.875454064454064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9/33" office:value-type="float" office:value="0.878787878787879" calcext:value-type="float">
            <text:p>0.878787878787879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1]+0.18*[.P11]+0.18*[.S11]+([.H11]+[.J11]+[.L11]+[.N11]+[.O11])/5*0.3+0.18*[.Q11]" office:value-type="float" office:value="0.982515632515633" calcext:value-type="float">
            <text:p>0.982515632515633</text:p>
          </table:table-cell>
          <table:table-cell table:formula="of:=[.T11]+0.03" office:value-type="float" office:value="1.01251563251563" calcext:value-type="float">
            <text:p>1.012515632515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2]+0.18*[.P12]+0.18*[.S12]+([.H12]+[.J12]+[.L12]+[.N12]+[.O12])/5*0.3+0.18*[.Q12]" office:value-type="float" office:value="0.965011784511784" calcext:value-type="float">
            <text:p>0.965011784511784</text:p>
          </table:table-cell>
          <table:table-cell table:formula="of:=[.T12]+0.03" office:value-type="float" office:value="0.995011784511785" calcext:value-type="float">
            <text:p>0.9950117845117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0" calcext:value-type="float">
            <text:p>0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 table:formula="of:=16/2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3]+0.18*[.P13]+0.18*[.S13]+([.H13]+[.J13]+[.L13]+[.N13]+[.O13])/5*0.3+0.18*[.Q13]" office:value-type="float" office:value="0.90042809042809" calcext:value-type="float">
            <text:p>0.90042809042809</text:p>
          </table:table-cell>
          <table:table-cell table:formula="of:=[.T13]+0.03" office:value-type="float" office:value="0.93042809042809" calcext:value-type="float">
            <text:p>0.9304280904280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6/2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4]+0.18*[.P14]+0.18*[.S14]+([.H14]+[.J14]+[.L14]+[.N14]+[.O14])/5*0.3+0.18*[.Q14]" office:value-type="float" office:value="0.908068302068302" calcext:value-type="float">
            <text:p>0.908068302068302</text:p>
          </table:table-cell>
          <table:table-cell table:formula="of:=[.T14]+0.03" office:value-type="float" office:value="0.938068302068302" calcext:value-type="float">
            <text:p>0.938068302068302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2:00:22.050843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16:00:41.317886206</meta:creation-date>
    <dc:date>2020-05-18T14:08:48.611596208</dc:date>
    <meta:editing-duration>PT16H12M11S</meta:editing-duration>
    <meta:editing-cycles>53</meta:editing-cycles>
    <meta:generator>LibreOffice/6.4.3.2$Linux_X86_64 LibreOffice_project/40$Build-2</meta:generator>
    <meta:document-statistic meta:table-count="1" meta:cell-count="280" meta:object-count="0"/>
  </office:meta>
</office:document-meta>
</file>